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89cm"/>
    </style:style>
    <style:style style:name="co2" style:family="table-column">
      <style:table-column-properties fo:break-before="auto" style:column-width="1.563cm"/>
    </style:style>
    <style:style style:name="co3" style:family="table-column">
      <style:table-column-properties fo:break-before="auto" style:column-width="3.385cm"/>
    </style:style>
    <style:style style:name="co4" style:family="table-column">
      <style:table-column-properties fo:break-before="auto" style:column-width="1.448cm"/>
    </style:style>
    <style:style style:name="co5" style:family="table-column">
      <style:table-column-properties fo:break-before="auto" style:column-width="0.598cm"/>
    </style:style>
    <style:style style:name="co6" style:family="table-column">
      <style:table-column-properties fo:break-before="auto" style:column-width="1.672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gr1" style:family="graphic" style:parent-style-name="Default">
      <style:graphic-properties draw:textarea-horizontal-align="justify" draw:textarea-vertical-align="middle" draw:auto-grow-height="false" fo:min-height="0.483cm" fo:min-width="6.03cm" loext:decorative="false"/>
      <style:paragraph-properties fo:text-align="center"/>
    </style:style>
    <style:style style:name="gr2" style:family="graphic" style:parent-style-name="Default">
      <style:graphic-properties draw:stroke="dash" draw:stroke-dash="Double_20_Dash_20__28_Rounded_29_" svg:stroke-width="0cm" svg:stroke-linecap="round" draw:fill="none" draw:textarea-horizontal-align="justify" draw:textarea-vertical-align="middle" draw:auto-grow-height="false" fo:min-height="8.375cm" fo:min-width="3.972cm" loext:decorative="false"/>
      <style:paragraph-properties fo:text-align="center"/>
    </style:style>
    <style:style style:name="gr3" style:family="graphic" style:parent-style-name="Default">
      <style:graphic-properties draw:textarea-horizontal-align="justify" draw:textarea-vertical-align="middle" draw:auto-grow-height="false" fo:min-height="0.483cm" fo:min-width="7.004cm" loext:decorative="false"/>
      <style:paragraph-properties fo:text-align="center"/>
    </style:style>
    <style:style style:name="gr4" style:family="graphic" style:parent-style-name="Default">
      <style:graphic-properties draw:textarea-horizontal-align="justify" draw:textarea-vertical-align="middle" draw:auto-grow-height="false" fo:min-height="0.483cm" fo:min-width="5.465cm" loext:decorative="false"/>
      <style:paragraph-properties fo:text-align="center"/>
    </style:style>
    <style:style style:name="gr5" style:family="graphic" style:parent-style-name="Default">
      <style:graphic-properties draw:textarea-horizontal-align="justify" draw:textarea-vertical-align="middle" draw:auto-grow-height="false" fo:min-height="0.483cm" fo:min-width="5.725cm" loext:decorative="false"/>
      <style:paragraph-properties fo:text-align="center"/>
    </style:style>
    <style:style style:name="gr6" style:family="graphic" style:parent-style-name="Default">
      <style:graphic-properties draw:textarea-horizontal-align="justify" draw:textarea-vertical-align="middle" draw:auto-grow-height="false" fo:min-height="0.483cm" fo:min-width="3.893cm" loext:decorative="false"/>
      <style:paragraph-properties fo:text-align="center"/>
    </style:style>
    <style:style style:name="gr7" style:family="graphic" style:parent-style-name="Default">
      <style:graphic-properties draw:textarea-horizontal-align="justify" draw:textarea-vertical-align="middle" draw:auto-grow-height="false" fo:min-height="0.483cm" fo:min-width="3.66cm" loext:decorative="false"/>
      <style:paragraph-properties fo:text-align="center"/>
    </style:style>
    <style:style style:name="gr8" style:family="graphic" style:parent-style-name="Default">
      <style:graphic-properties draw:textarea-horizontal-align="justify" draw:textarea-vertical-align="middle" draw:auto-grow-height="false" fo:min-height="0.483cm" fo:min-width="4.773cm" loext:decorative="false"/>
      <style:paragraph-properties fo:text-align="center"/>
    </style:style>
    <style:style style:name="gr9" style:family="graphic" style:parent-style-name="Default">
      <style:graphic-properties draw:textarea-horizontal-align="justify" draw:textarea-vertical-align="middle" draw:auto-grow-height="false" fo:min-height="0.483cm" fo:min-width="9.87cm" loext:decorative="false"/>
      <style:paragraph-properties fo:text-align="center"/>
    </style:style>
    <style:style style:name="gr10" style:family="graphic" style:parent-style-name="Default">
      <style:graphic-properties draw:fill-color="#ffff00" draw:textarea-horizontal-align="justify" draw:textarea-vertical-align="middle" draw:auto-grow-height="false" fo:min-height="0.483cm" fo:min-width="8.695cm" loext:decorative="false"/>
      <style:paragraph-properties fo:text-align="center"/>
    </style:style>
    <style:style style:name="gr11" style:family="graphic" style:parent-style-name="Default">
      <style:graphic-properties draw:fill-color="#ffff00" draw:textarea-horizontal-align="justify" draw:textarea-vertical-align="middle" draw:auto-grow-height="false" fo:min-height="0.483cm" fo:min-width="7.742cm" loext:decorative="false"/>
      <style:paragraph-properties fo:text-align="center"/>
    </style:style>
    <style:style style:name="gr12" style:family="graphic" style:parent-style-name="Default">
      <style:graphic-properties draw:fill-color="#81d41a" draw:textarea-horizontal-align="justify" draw:textarea-vertical-align="middle" draw:auto-grow-height="false" fo:min-height="0.483cm" fo:min-width="7.224cm" loext:decorative="false"/>
      <style:paragraph-properties fo:text-align="center"/>
    </style:style>
    <style:style style:name="gr13" style:family="graphic" style:parent-style-name="Default">
      <style:graphic-properties draw:fill-color="#ffff00" draw:textarea-horizontal-align="justify" draw:textarea-vertical-align="middle" draw:auto-grow-height="false" fo:min-height="0.483cm" fo:min-width="3.724cm" loext:decorative="false"/>
      <style:paragraph-properties fo:text-align="center"/>
    </style:style>
    <style:style style:name="gr14" style:family="graphic" style:parent-style-name="Default">
      <style:graphic-properties draw:fill-color="#ffff00" draw:textarea-horizontal-align="justify" draw:textarea-vertical-align="middle" draw:auto-grow-height="false" fo:min-height="0.483cm" fo:min-width="7.363cm" loext:decorative="fals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00"/>
      <style:paragraph-properties fo:text-align="center"/>
    </style:style>
    <style:style style:name="P4" style:family="paragraph">
      <loext:graphic-properties draw:fill-color="#81d41a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shapes>
          <draw:custom-shape draw:z-index="0" draw:name="Фигура 1" draw:style-name="gr1" draw:text-style-name="P1" svg:width="6.03cm" svg:height="0.483cm" svg:x="8.261cm" svg:y="0.575cm">
            <text:p/>
            <draw:enhanced-geometry svg:viewBox="0 0 21600 21600" draw:type="rectangle" draw:enhanced-path="M 0 0 L 21600 0 21600 21600 0 21600 0 0 Z N"/>
          </draw:custom-shape>
          <draw:custom-shape draw:z-index="13" draw:name="Фигура 14" draw:style-name="gr2" draw:text-style-name="P2" svg:width="3.972cm" svg:height="8.375cm" svg:x="20.854cm" svg:y="1.334cm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number-columns-repeated="9" table:default-cell-style-name="Default"/>
        <table:table-column table:style-name="co5" table:number-columns-repeated="1492" table:default-cell-style-name="Default"/>
        <table:table-column table:style-name="co6" table:number-columns-repeated="14880" table:default-cell-style-name="Default"/>
        <table:table-row table:style-name="ro1">
          <table:table-cell office:value-type="string" calcext:value-type="string">
            <text:p>ID процесса B</text:p>
          </table:table-cell>
          <table:table-cell office:value-type="string" calcext:value-type="string">
            <text:p>Время выполнения процесса B (мс)</text:p>
          </table:table-cell>
          <table:table-cell table:style-name="Default" office:value-type="string" calcext:value-type="string">
            <text:p>ID процессов A</text:p>
          </table:table-cell>
          <table:table-cell table:number-columns-repeated="1638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33" calcext:value-type="float">
            <text:p>1133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>
            <draw:custom-shape draw:z-index="1" draw:name="Фигура 2" draw:style-name="gr3" draw:text-style-name="P1" svg:width="7.004cm" svg:height="0.483cm" svg:x="0.147cm" svg:y="0.048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4"/>
          <table:table-cell>
            <draw:custom-shape draw:z-index="2" draw:name="Фигура 3" draw:style-name="gr4" draw:text-style-name="P1" svg:width="5.465cm" svg:height="0.483cm" svg:x="0.011cm" svg:y="0.485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7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008" calcext:value-type="float">
            <text:p>6008</text:p>
          </table:table-cell>
          <table:table-cell office:value-type="string" calcext:value-type="string">
            <text:p>51; 72</text:p>
          </table:table-cell>
          <table:table-cell table:number-columns-repeated="8"/>
          <table:table-cell>
            <draw:custom-shape draw:z-index="3" draw:name="Фигура 4" draw:style-name="gr5" draw:text-style-name="P1" svg:width="5.725cm" svg:height="0.483cm" svg:x="1.196cm" svg:y="0.484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7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002" calcext:value-type="float">
            <text:p>4002</text:p>
          </table:table-cell>
          <table:table-cell office:value-type="float" office:value="103" calcext:value-type="float">
            <text:p>103</text:p>
          </table:table-cell>
          <table:table-cell table:number-columns-repeated="16381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09" calcext:value-type="float">
            <text:p>3009</text:p>
          </table:table-cell>
          <table:table-cell office:value-type="float" office:value="103" calcext:value-type="float">
            <text:p>103</text:p>
          </table:table-cell>
          <table:table-cell table:number-columns-repeated="8"/>
          <table:table-cell>
            <draw:custom-shape draw:z-index="4" draw:name="Фигура 5" draw:style-name="gr6" draw:text-style-name="P1" svg:width="3.893cm" svg:height="0.483cm" svg:x="1.189cm" svg:y="0.001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9"/>
          <table:table-cell>
            <draw:custom-shape draw:z-index="5" draw:name="Фигура 6" draw:style-name="gr7" draw:text-style-name="P1" svg:width="3.66cm" svg:height="0.483cm" svg:x="0.29cm" svg:y="0.50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6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997" calcext:value-type="float">
            <text:p>1997</text:p>
          </table:table-cell>
          <table:table-cell office:value-type="float" office:value="164" calcext:value-type="float">
            <text:p>164</text:p>
          </table:table-cell>
          <table:table-cell table:number-columns-repeated="16381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5003" calcext:value-type="float">
            <text:p>5003</text:p>
          </table:table-cell>
          <table:table-cell office:value-type="string" calcext:value-type="string">
            <text:p>215; 306</text:p>
          </table:table-cell>
          <table:table-cell table:number-columns-repeated="24"/>
          <table:table-cell>
            <draw:custom-shape draw:z-index="6" draw:name="Фигура 7" draw:style-name="gr8" draw:text-style-name="P1" svg:width="4.773cm" svg:height="0.483cm" svg:x="0.463cm" svg:y="0.024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56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9001" calcext:value-type="float">
            <text:p>9001</text:p>
          </table:table-cell>
          <table:table-cell office:value-type="float" office:value="407" calcext:value-type="float">
            <text:p>407</text:p>
          </table:table-cell>
          <table:table-cell table:number-columns-repeated="33"/>
          <table:table-cell>
            <draw:custom-shape draw:z-index="7" draw:name="Фигура 8" draw:style-name="gr9" draw:text-style-name="P1" svg:width="9.87cm" svg:height="0.483cm" svg:x="0.063cm" svg:y="0.001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47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>
            <draw:custom-shape draw:z-index="8" draw:name="Фигура 9" draw:style-name="gr10" draw:text-style-name="P3" svg:width="8.695cm" svg:height="0.483cm" svg:x="1.134cm" svg:y="0.001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7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708" calcext:value-type="float">
            <text:p>6708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>
            <draw:custom-shape draw:z-index="9" draw:name="Фигура 10" draw:style-name="gr11" draw:text-style-name="P3" svg:width="7.742cm" svg:height="0.483cm" svg:x="1.104cm" svg:y="0.0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72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449; 500</text:p>
          </table:table-cell>
          <table:table-cell table:number-columns-repeated="8"/>
          <table:table-cell>
            <draw:custom-shape draw:z-index="11" draw:name="Фигура 12" draw:style-name="gr12" draw:text-style-name="P4" svg:width="7.224cm" svg:height="0.483cm" svg:x="1.297cm" svg:y="0.484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4"/>
          <table:table-cell>
            <draw:custom-shape draw:z-index="10" draw:name="Фигура 11" draw:style-name="gr13" draw:text-style-name="P3" svg:width="3.724cm" svg:height="0.483cm" svg:x="0.148cm" svg:y="0.024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57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6372" calcext:value-type="float">
            <text:p>6372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8005" calcext:value-type="float">
            <text:p>8005</text:p>
          </table:table-cell>
          <table:table-cell office:value-type="float" office:value="500" calcext:value-type="float">
            <text:p>500</text:p>
          </table:table-cell>
          <table:table-cell table:number-columns-repeated="21"/>
          <table:table-cell>
            <draw:custom-shape draw:z-index="12" draw:name="Фигура 13" draw:style-name="gr14" draw:text-style-name="P3" svg:width="7.363cm" svg:height="0.483cm" svg:x="0.401cm" svg:y="0.001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59"/>
        </table:table-row>
        <calcext:sparkline-groups>
          <calcext:sparkline-group calcext:id="{FDBED5B1-4762-4F6F-8426-F2F220092A35}" calcext:type="line" calcext:line-width="0.75pt" calcext:display-empty-cells-as="zero" calcext:min-axis-type="individual" calcext:max-axis-type="individual" calcext:color-series="#2a6099" calcext:color-negative="#ff0000" calcext:color-axis="#ff0000" calcext:color-markers="#ff0000" calcext:color-first="#ff0000" calcext:color-last="#ff0000" calcext:color-high="#ff0000" calcext:color-low="#ff0000">
            <calcext:sparklines>
              <calcext:sparkline calcext:cell-address="Лист1.A1" calcext:data-range="Лист1.D2:Лист1.D2"/>
            </calcext:sparklines>
          </calcext:sparkline-group>
          <calcext:sparkline-group calcext:id="{8AAE4FA0-88A0-4BF9-8177-89DDC2E34738}" calcext:type="line" calcext:line-width="0.75pt" calcext:display-empty-cells-as="zero" calcext:min-axis-type="individual" calcext:max-axis-type="individual" calcext:color-series="#2a6099" calcext:color-negative="#ff0000" calcext:color-axis="#ff0000" calcext:color-markers="#ff0000" calcext:color-first="#ff0000" calcext:color-last="#ff0000" calcext:color-high="#ff0000" calcext:color-low="#ff0000">
            <calcext:sparklines>
              <calcext:sparkline calcext:cell-address="Лист1.F2" calcext:data-range="Лист1.D2:Лист1.D2"/>
            </calcext:sparklines>
          </calcext:sparkline-group>
        </calcext:sparkline-group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draw:stroke-dash draw:name="Double_20_Dash_20__28_Rounded_29_" draw:display-name="Double Dash (Rounded)" draw:style="round" draw:dots1="1" draw:dots1-length="701%" draw:distance="399%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7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HP</meta:initial-creator>
    <meta:creation-date>2022-07-26T06:42:39</meta:creation-date>
    <dc:date>2025-04-07T12:16:39.930474800</dc:date>
    <meta:generator>LibreOffice/25.2.2.2$Windows_X86_64 LibreOffice_project/7370d4be9e3cf6031a51beef54ff3bda878e3fac</meta:generator>
    <meta:editing-duration>PT18M21S</meta:editing-duration>
    <meta:editing-cycles>1</meta:editing-cycles>
    <meta:document-statistic meta:table-count="1" meta:cell-count="42" meta:object-count="14"/>
    <meta:user-defined meta:name="AppVersion">16.0300</meta:user-defined>
  </office:meta>
</office:document-meta>
</file>